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標楷體" svg:font-family="標楷體" style:font-family-generic="script" style:font-pitch="fixed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4e4f9" officeooo:paragraph-rsid="002202e5" style:language-asian="zh" style:country-asian="TW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officeooo:paragraph-rsid="002202e5"/>
    </style:style>
    <style:style style:name="P4" style:family="paragraph" style:parent-style-name="Standard">
      <style:text-properties officeooo:paragraph-rsid="002498ca"/>
    </style:style>
    <style:style style:name="P5" style:family="paragraph" style:parent-style-name="Standard">
      <style:paragraph-properties fo:break-before="page"/>
      <style:text-properties officeooo:paragraph-rsid="002498ca"/>
    </style:style>
    <style:style style:name="T1" style:family="text">
      <style:text-properties style:font-name="標楷體" style:font-name-asian="標楷體" style:font-size-complex="14pt"/>
    </style:style>
    <style:style style:name="T2" style:family="text">
      <style:text-properties style:font-name="標楷體" style:font-name-asian="標楷體" style:language-asian="zh" style:country-asian="TW" style:font-size-complex="14pt"/>
    </style:style>
    <style:style style:name="T3" style:family="text">
      <style:text-properties style:font-name="標楷體" fo:font-size="14pt" style:font-name-asian="標楷體" style:font-size-asian="14pt" style:font-size-complex="14pt"/>
    </style:style>
    <style:style style:name="T4" style:family="text">
      <style:text-properties style:language-asian="zh" style:country-asian="TW"/>
    </style:style>
    <style:style style:name="T5" style:family="text">
      <style:text-properties officeooo:rsid="006f7f2a" style:language-asian="zh" style:country-asian="TW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language-asian="zh" style:country-asian="TW" style:font-weight-asian="bold" style:font-weight-complex="bold"/>
    </style:style>
    <style:style style:name="T8" style:family="text">
      <style:text-properties style:font-name="游明朝" style:font-name-asian="游明朝"/>
    </style:style>
    <style:style style:name="T9" style:family="text">
      <style:text-properties style:font-name="游明朝" style:font-name-asian="游明朝" style:language-asian="zh" style:country-asian="TW"/>
    </style:style>
    <style:style style:name="T10" style:family="text">
      <style:text-properties style:font-name="游明朝" fo:background-color="#f8f9fa" loext:char-shading-value="0" style:font-name-asian="游明朝"/>
    </style:style>
    <style:style style:name="T11" style:family="text">
      <style:text-properties fo:background-color="#f8f9fa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weight="normal" officeooo:rsid="0024e4f9" style:language-asian="zh" style:country-asian="TW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預設段落字型"><text:span text:style-name="T6">行政訴訟起訴狀</text:span></text:span><text:span text:style-name="預設段落字型"><text:span text:style-name="T7">（</text:span></text:span><text:span text:style-name="預設段落字型"><text:span text:style-name="T6">給付訴訟</text:span></text:span><text:span text:style-name="預設段落字型"><text:span text:style-name="T7">）</text:span></text:span></text:p>
      <text:p text:style-name="Standard"><text:span text:style-name="預設段落字型"/></text:p>
      <text:p text:style-name="Standard"><text:span text:style-name="預設段落字型">案號及股別：</text:span></text:p>
      <text:p text:style-name="Standard"><text:span text:style-name="預設段落字型">訴訟標的金額或價額：新臺幣 <text:s text:c="14"/>元</text:span></text:p>
      <text:p text:style-name="Standard"><text:span text:style-name="預設段落字型"/></text:p>
      <text:p text:style-name="Standard"><text:span text:style-name="預設段落字型">原告：彭聖耀</text:span></text:p>
      <text:p text:style-name="Standard"><text:span text:style-name="預設段落字型">身分證字號：A126169836</text:span></text:p>
      <text:p text:style-name="Standard"><text:span text:style-name="預設段落字型">性別：男</text:span></text:p>
      <text:p text:style-name="Standard"><text:span text:style-name="預設段落字型">生日：74年12月2日</text:span></text:p>
      <text:p text:style-name="Standard"><text:span text:style-name="預設段落字型">戶籍地： 台北市中正區幸福里11鄰杭州南路一段23號9樓之6<text:tab/>郵遞區號：100023</text:span></text:p>
      <text:p text:style-name="Standard"><text:span text:style-name="預設段落字型">現住地： 台北市信義區黎安里8鄰和平東路三段509巷4號3樓<text:tab/>郵遞區號：110001</text:span></text:p>
      <text:p text:style-name="Standard"><text:span text:style-name="預設段落字型">電話：0986046505</text:span></text:p>
      <text:p text:style-name="Standard"><text:span text:style-name="預設段落字型">是否聲請『案件進度線上查詢服務』：是</text:span></text:p>
      <text:p text:style-name="Standard"><text:span text:style-name="預設段落字型">電子郵件：</text:span><text:a xlink:type="simple" xlink:href="mailto:kentnewbie@hotmail.com" text:style-name="Internet_20_link" text:visited-style-name="Visited_20_Internet_20_Link"><text:span text:style-name="預設段落字型">kentnewbie@hotmail.com</text:span></text:a></text:p>
      <text:p text:style-name="Standard"><text:span text:style-name="預設段落字型"/></text:p>
      <text:p text:style-name="Standard"><text:span text:style-name="預設段落字型">被告：環境部資源循環署</text:span></text:p>
      <text:p text:style-name="Standard"><text:span text:style-name="預設段落字型">設籍地：</text:span></text:p>
      <text:p text:style-name="Standard"><text:span text:style-name="預設段落字型"><text:tab/>第1辦公室地址：臺北市中正區中華路一段83號8樓<text:line-break/><text:tab/>第2辦公室地址：臺北市中正區衡陽路99號13樓 </text:span></text:p>
      <text:p text:style-name="Standard"><text:span text:style-name="預設段落字型">現住地：同上</text:span></text:p>
      <text:p text:style-name="Standard"><text:span text:style-name="預設段落字型">代表人：賴瑩瑩</text:span></text:p>
      <text:p text:style-name="Standard"><text:span text:style-name="預設段落字型"/></text:p>
      <text:p text:style-name="Standard"><text:span text:style-name="預設段落字型"><text:span text:style-name="T6">為訴請返還獎勵金一事：</text:span></text:span></text:p>
      <text:p text:style-name="Standard"><text:span text:style-name="預設段落字型"><text:span text:style-name="T6">訴之聲明</text:span></text:span></text:p>
      <text:p text:style-name="Standard"><text:span text:style-name="預設段落字型">一、被告應給付原告新台幣○○元及自民國○○年○○月○○日起至清償日止，按週年利率百分之○計算之利息。</text:span></text:p>
      <text:p text:style-name="Standard"><text:span text:style-name="預設段落字型">二、訴訟費用由被告負擔。</text:span></text:p>
      <text:p text:style-name="Standard"><text:span text:style-name="預設段落字型"><text:span text:style-name="T6">事實及理由</text:span></text:span></text:p>
      <text:p text:style-name="Standard"><text:span text:style-name="預設段落字型"/></text:p>
      <text:p text:style-name="Standard"><text:span text:style-name="預設段落字型"/></text:p>
      <text:p text:style-name="P2">此致</text:p>
      <text:p text:style-name="P2"/>
      <text:p text:style-name="P3"><text:span text:style-name="T14"><text:tab/>臺北高等行政法院　公鑒</text:span></text:p>
      <text:p text:style-name="P3"/>
      <text:p text:style-name="P3">中 華 民 國<text:span text:style-name="T5">113</text:span> <text:span text:style-name="T4">年月</text:span>日</text:p>
      <text:p text:style-name="P3"/>
      <text:p text:style-name="P3">具狀人<text:span text:style-name="T4">：彭聖耀</text:span></text:p>
      <text:p text:style-name="P3"><text:span text:style-name="預設段落字型">撰狀人</text:span><text:span text:style-name="預設段落字型"><text:span text:style-name="T4">：彭聖耀</text:span></text:span><text:span text:style-name="預設段落字型"> </text:span></text:p>
      <text:p text:style-name="Standard"><text:span text:style-name="預設段落字型"/></text:p>
      <text:p text:style-name="P4"><text:span text:style-name="預設段落字型"/></text:p>
      <text:p text:style-name="P5"><text:span text:style-name="預設段落字型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標楷體" svg:font-family="標楷體" style:font-family-generic="script" style:font-pitch="fixed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細明體" svg:font-family="細明體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TML_20_預設格式" style:display-name="HTML 預設格式" style:family="paragraph" style:parent-style-name="Text_20_body">
      <style:paragraph-properties fo:text-align="start" style:justify-single-word="false" fo:orphans="2" fo:widows="2" fo:hyphenation-ladder-count="no-limit" style:vertical-align="auto" style:snap-to-layout-grid="tru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細明體" fo:font-family="細明體" style:font-family-generic="modern" style:font-pitch="fixed" fo:font-size="12pt" style:letter-kerning="false" style:font-name-asian="細明體" style:font-family-asian="細明體" style:font-family-generic-asian="modern" style:font-pitch-asian="fixed" style:font-size-asian="12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預設段落字型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預設頁面樣式1"/><text:page-number text:select-page="current">2</text:page-number><text:bookmark-end text:name="PageNumWizard_FOOTER_預設頁面樣式1"/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6:02:04.037000000</meta:creation-date>
    <meta:generator>LibreOffice/7.6.6.3$Windows_X86_64 LibreOffice_project/d97b2716a9a4a2ce1391dee1765565ea469b0ae7</meta:generator>
    <dc:date>2024-06-13T16:21:05.873000000</dc:date>
    <meta:editing-duration>PT18M58S</meta:editing-duration>
    <meta:editing-cycles>8</meta:editing-cycles>
    <meta:document-statistic meta:table-count="0" meta:image-count="0" meta:object-count="0" meta:page-count="2" meta:paragraph-count="28" meta:word-count="338" meta:character-count="432" meta:non-whitespace-character-count="402"/>
  </office:meta>
</office:document-meta>
</file>